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64075D830BF40587C7B.jpg" manifest:media-type="image/jpeg"/>
  <manifest:file-entry manifest:full-path="Pictures/10000000000004B0000006402241D74280526358.jpg" manifest:media-type="image/jpeg"/>
  <manifest:file-entry manifest:full-path="Pictures/10000000000004B0000006405388794259E171C4.jpg" manifest:media-type="image/jpeg"/>
  <manifest:file-entry manifest:full-path="Pictures/10000000000004B0000006406D588F06850E419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332cm" svg:x="1.01cm" svg:y="2.18cm">
          <draw:image xlink:href="Pictures/10000000000004B0000006402241D74280526358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999cm" svg:height="25.332cm" svg:x="1cm" svg:y="2.183cm">
          <draw:image xlink:href="Pictures/10000000000004B0000006406D588F06850E419F.jpg" xlink:type="simple" xlink:show="embed" xlink:actuate="onLoad" loext:mime-type="image/jpe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25.332cm" svg:x="1.01cm" svg:y="2.18cm">
          <draw:image xlink:href="Pictures/10000000000004B00000064075D830BF40587C7B.jpg" xlink:type="simple" xlink:show="embed" xlink:actuate="onLoad" loext:mime-type="image/jpe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999cm" svg:height="25.332cm" svg:x="1.01cm" svg:y="2.18cm">
          <draw:image xlink:href="Pictures/10000000000004B0000006405388794259E171C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9-24T22:42:00.907319709</dc:date>
    <meta:editing-duration>PT3M46S</meta:editing-duration>
    <meta:editing-cycles>1</meta:editing-cycles>
    <meta:document-statistic meta:object-count="4"/>
    <meta:generator>LibreOffice/6.1.5.2$Linux_X86_64 LibreOffice_project/10$Build-2</meta:generator>
  </office:meta>
</office:document-meta>
</file>